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15cm" table:align="left" style:writing-mode="lr-tb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1.381cm"/>
    </style:style>
    <style:style style:name="Table1.E" style:family="table-column">
      <style:table-column-properties style:column-width="1.695cm"/>
    </style:style>
    <style:style style:name="Table1.F" style:family="table-column">
      <style:table-column-properties style:column-width="2.609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993cm"/>
    </style:style>
    <style:style style:name="Table1.I" style:family="table-column">
      <style:table-column-properties style:column-width="1.909cm"/>
    </style:style>
    <style:style style:name="Table1.J" style:family="table-column">
      <style:table-column-properties style:column-width="1.656cm"/>
    </style:style>
    <style:style style:name="Table1.1" style:family="table-row">
      <style:table-row-properties style:min-row-height="0.351cm" style:keep-together="false" fo:keep-together="always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J1" style:family="table-cell">
      <style:table-cell-properties style:vertical-align="top" fo:padding="0cm" fo:border="0.018cm solid #000000" style:writing-mode="lr-tb"/>
    </style:style>
    <style:style style:name="Table1.2" style:family="table-row">
      <style:table-row-properties style:min-row-height="0.349cm" style:keep-together="false" fo:keep-together="always"/>
    </style:style>
    <style:style style:name="Table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6cm" style:keep-together="false" fo:keep-together="always"/>
    </style:style>
    <style:style style:name="Table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8.15cm" table:align="left" style:writing-mode="lr-tb"/>
    </style:style>
    <style:style style:name="Table2.A" style:family="table-column">
      <style:table-column-properties style:column-width="6.036cm"/>
    </style:style>
    <style:style style:name="Table2.B" style:family="table-column">
      <style:table-column-properties style:column-width="6.038cm"/>
    </style:style>
    <style:style style:name="Table2.C" style:family="table-column">
      <style:table-column-properties style:column-width="6.077cm"/>
    </style:style>
    <style:style style:name="Table2.1" style:family="table-row">
      <style:table-row-properties style:min-row-height="0.72cm" style:keep-together="true" fo:keep-together="auto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top" fo:padding="0cm" fo:border="0.018cm solid #000000" style:writing-mode="lr-tb"/>
    </style:style>
    <style:style style:name="Table2.2" style:family="table-row">
      <style:table-row-properties style:min-row-height="0.48cm" style:keep-together="true" fo:keep-together="auto"/>
    </style:style>
    <style:style style:name="Table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C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center" style:justify-single-word="false"/>
      <style:text-properties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n" fo:country="US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ru" fo:country="RU" style:font-name-complex="Arial"/>
    </style:style>
    <style:style style:name="P17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  <style:text-properties fo:font-size="12pt" style:font-size-asian="12pt"/>
    </style:style>
    <style:style style:name="P19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</style:style>
    <style:style style:name="P20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0cm" fo:margin-right="0cm" fo:line-height="150%" fo:text-indent="1.27cm" style:auto-text-indent="false"/>
    </style:style>
    <style:style style:name="P22" style:family="paragraph" style:parent-style-name="Standard">
      <style:paragraph-properties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23" style:family="paragraph" style:parent-style-name="Standard">
      <style:paragraph-properties fo:margin-left="0.501cm" fo:margin-right="0cm" fo:margin-top="0.212cm" fo:margin-bottom="0.212cm" fo:text-indent="0cm" style:auto-text-indent="false"/>
    </style:style>
    <style:style style:name="P24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5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6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27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8" style:family="paragraph" style:parent-style-name="Standard">
      <style:paragraph-properties fo:margin-left="0.501cm" fo:margin-right="0cm" fo:text-indent="-0.501cm" style:auto-text-indent="false"/>
    </style:style>
    <style:style style:name="P29" style:family="paragraph" style:parent-style-name="Standard">
      <style:paragraph-properties fo:margin-left="0.501cm" fo:margin-right="0cm" fo:text-indent="-0.501cm" style:auto-text-indent="false"/>
      <style:text-properties fo:font-size="12pt" style:font-size-asian="12pt"/>
    </style:style>
    <style:style style:name="P30" style:family="paragraph" style:parent-style-name="Основной">
      <style:paragraph-properties fo:margin-left="0cm" fo:margin-right="0cm" fo:text-indent="0cm" style:auto-text-indent="false"/>
    </style:style>
    <style:style style:name="P31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2" style:family="paragraph" style:parent-style-name="Text_20_body">
      <style:paragraph-properties style:line-height-at-least="0.176cm" fo:text-align="center" style:justify-single-word="false" style:snap-to-layout-grid="false"/>
      <style:text-properties fo:font-size="12pt" fo:font-weight="normal" style:font-size-asian="12pt" style:font-weight-asian="normal" style:font-size-complex="12pt"/>
    </style:style>
    <style:style style:name="P33" style:family="paragraph" style:parent-style-name="Text_20_body">
      <style:paragraph-properties style:line-height-at-least="0.176cm" fo:text-align="center" style:justify-single-word="false" style:snap-to-layout-grid="false"/>
    </style:style>
    <style:style style:name="P34" style:family="paragraph" style:parent-style-name="Text_20_body">
      <style:paragraph-properties fo:margin-left="1cm" fo:margin-right="0.217cm" fo:margin-top="0cm" fo:margin-bottom="0.423cm" style:line-height-at-least="0.176cm" fo:text-align="justify" style:justify-single-word="false" fo:text-indent="-1cm" style:auto-text-indent="false" fo:break-before="page"/>
      <style:text-properties fo:font-size="12pt" style:font-size-asian="12pt"/>
    </style:style>
    <style:style style:name="P35" style:family="paragraph" style:parent-style-name="Text_20_body">
      <style:paragraph-properties fo:margin-top="0.212cm" fo:margin-bottom="0.212cm" style:line-height-at-least="0.176cm"/>
    </style:style>
    <style:style style:name="P36" style:family="paragraph" style:parent-style-name="Text_20_body">
      <style:paragraph-properties fo:margin-top="0.212cm" fo:margin-bottom="0.212cm" style:line-height-at-least="0.176cm" fo:text-align="center" style:justify-single-word="false"/>
    </style:style>
    <style:style style:name="P37" style:family="paragraph" style:parent-style-name="Text_20_body">
      <style:paragraph-properties fo:margin-left="1cm" fo:margin-right="0cm" fo:margin-top="0.212cm" fo:margin-bottom="0.212cm" style:line-height-at-least="0.176cm" fo:text-align="justify" style:justify-single-word="false" fo:text-indent="-1cm" style:auto-text-indent="false"/>
    </style:style>
    <style:style style:name="P38" style:family="paragraph" style:parent-style-name="Text_20_body">
      <style:paragraph-properties fo:margin-top="0.071cm" fo:margin-bottom="0cm" style:line-height-at-least="0.176cm" fo:text-align="center" style:justify-single-word="false" style:snap-to-layout-grid="false"/>
    </style:style>
    <style:style style:name="P39" style:family="paragraph" style:parent-style-name="Основной" style:master-page-name="Standard">
      <style:paragraph-properties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40" style:family="paragraph" style:parent-style-name="Heading_20_1">
      <style:paragraph-properties fo:margin-top="0.423cm" fo:margin-bottom="0cm"/>
    </style:style>
    <style:style style:name="P41" style:family="paragraph" style:parent-style-name="Heading_20_5">
      <style:paragraph-properties fo:margin-top="0.212cm" fo:margin-bottom="0cm"/>
    </style:style>
    <style:style style:name="P42" style:family="paragraph" style:parent-style-name="Heading_20_5">
      <style:paragraph-properties fo:margin-top="0.847cm" fo:margin-bottom="0cm"/>
    </style:style>
    <style:style style:name="P43" style:family="paragraph" style:parent-style-name="Heading_20_5">
      <style:paragraph-properties fo:margin-top="0.423cm" fo:margin-bottom="0cm"/>
    </style:style>
    <style:style style:name="P44" style:family="paragraph" style:parent-style-name="Standard" style:list-style-name="WW8Num3">
      <style:paragraph-properties fo:text-align="justify" style:justify-single-word="false"/>
    </style:style>
    <style:style style:name="P45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46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7" style:family="paragraph" style:parent-style-name="Standard" style:list-style-name="WW8Num2">
      <style:paragraph-properties fo:margin-left="1.353cm" fo:margin-right="0cm" fo:margin-top="0.212cm" fo:margin-bottom="0cm" fo:line-height="150%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P48" style:family="paragraph" style:parent-style-name="Standard">
      <style:paragraph-properties fo:margin-left="0cm" fo:margin-right="0cm" fo:line-height="150%" fo:text-indent="1.27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fo:font-weight="normal" style:font-size-asian="12pt" style:font-weight-asian="normal"/>
    </style:style>
    <style:style style:name="T5" style:family="text">
      <style:text-properties fo:font-size="12pt" fo:language="en" fo:country="US" fo:font-weight="normal" style:font-size-asian="12pt" style:font-weight-asian="normal" style:font-weight-complex="normal"/>
    </style:style>
    <style:style style:name="T6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7" style:family="text">
      <style:text-properties fo:font-size="12pt" fo:language="en" fo:country="US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style:text-underline-style="solid" style:text-underline-width="auto" style:text-underline-color="font-color" style:font-size-asian="12pt"/>
    </style:style>
    <style:style style:name="T10" style:family="text">
      <style:text-properties fo:font-size="12pt" style:text-underline-style="solid" style:text-underline-width="auto" style:text-underline-color="font-color" fo:background-color="#ff6600" style:font-size-asian="12pt"/>
    </style:style>
    <style:style style:name="T11" style:family="text">
      <style:text-properties fo:font-size="12pt" fo:font-weight="normal" style:font-size-asian="12pt" style:font-weight-asian="normal"/>
    </style:style>
    <style:style style:name="T12" style:family="text">
      <style:text-properties fo:font-size="12pt" fo:font-weight="normal" style:font-size-asian="12pt" style:font-weight-asian="normal" style:font-size-complex="12pt"/>
    </style:style>
    <style:style style:name="T13" style:family="text">
      <style:text-properties fo:font-size="12pt" fo:background-color="#ff6600" style:font-size-asian="12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style:font-size-complex="13pt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font-weight="normal" style:font-weight-asian="normal" style:font-size-complex="12pt"/>
    </style:style>
    <style:style style:name="T18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9" style:family="text">
      <style:text-properties style:text-position="super 58%" fo:font-size="12pt" style:font-size-asian="12pt"/>
    </style:style>
    <style:style style:name="T20" style:family="text">
      <style:text-properties style:font-size-complex="13pt"/>
    </style:style>
    <style:style style:name="T21" style:family="text">
      <style:text-properties style:font-name-complex="Arial"/>
    </style:style>
    <style:style style:name="T22" style:family="text">
      <style:text-properties style:font-size-complex="12pt"/>
    </style:style>
    <style:style style:name="T23" style:family="text">
      <style:text-properties style:text-position="sub 58%" fo:font-size="12pt" fo:font-weight="normal" style:font-size-asian="12pt" style:font-weight-asian="normal" style:font-size-complex="12pt"/>
    </style:style>
    <style:style style:name="T24" style:family="text">
      <style:text-properties fo:language="ru" fo:country="RU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ПРОТОКОЛ ПОВЕРКИ</text:p>
      <text:p text:style-name="P31"/>
      <text:p text:style-name="P6">Измерителя-сигнализатора СРК-АТ2327</text:p>
      <text:p text:style-name="P1"><text:span text:style-name="T2">Зав. № </text:span><text:span text:style-name="T5">$srk_num$</text:span></text:p>
      <text:p text:style-name="P17">принадлежащего _______________________</text:p>
      <text:p text:style-name="P20"/>
      <text:p text:style-name="P30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21"><text:span text:style-name="T2">температура </text:span><text:span text:style-name="T9"><text:s text:c="10"/>20 </text:span><text:span text:style-name="T18"></text:span><text:span text:style-name="T9">С;</text:span><text:span text:style-name="T2"> <text:tab/><text:tab/> <text:s/>влажность </text:span><text:span text:style-name="T9"><text:s text:c="10"/>75 %;</text:span></text:p>
      <text:p text:style-name="P21"><text:span text:style-name="T2">атмосферное давление <text:s/></text:span><text:span text:style-name="T9"><text:s/>99 кПа</text:span><text:span text:style-name="T2">;</text:span></text:p>
      <text:p text:style-name="P21"><text:span text:style-name="T2">внешний фон гамма-излучения <text:s/></text:span><text:span text:style-name="T10"><text:s text:c="2"/>0,08 мкЗв/ч</text:span><text:span text:style-name="T13">;</text:span></text:p>
      <text:h text:style-name="P41" text:outline-level="5"><text:span text:style-name="T2">1</text:span><text:span text:style-name="T3">.</text:span><text:span text:style-name="T2"><text:tab/></text:span>Средства поверки</text:h>
      <text:p text:style-name="P22">а)<text:tab/>Эталонные средства измерений:</text:p>
      <text:list xml:id="list5402061196245114512" text:style-name="WW8Num3">
        <text:list-item>
          <text:p text:style-name="P44"><text:span text:style-name="T2">эталонная поверочная дозиметрическая установка с источником гамма-излучения </text:span><text:span text:style-name="T19">137</text:span><text:span text:style-name="T3">Cs</text:span><text:span text:style-name="T2">; </text:span></text:p>
        </text:list-item>
      </text:list>
      <text:p text:style-name="P7"><text:span text:style-name="T2">тип </text:span><text:span text:style-name="T9">УДГ-АТ110 зав.№013</text:span><text:span text:style-name="T2">; свидетельство о поверке </text:span><text:span text:style-name="T9">№210-1426/18 от 22.10.2018</text:span><text:span text:style-name="T6"> </text:span><text:span text:style-name="T9">г.</text:span><text:span text:style-name="T2">, погрешность </text:span><text:span text:style-name="T18"></text:span><text:span text:style-name="T9"> 5%;</text:span><text:span text:style-name="T2"> тип </text:span><text:span text:style-name="T9">УДГ-АТ130 зав.№015</text:span><text:span text:style-name="T2">; свидетельство о поверке </text:span><text:span text:style-name="T9">№210-1427/18 от 23.10.2018 г.</text:span><text:span text:style-name="T2">, погрешность </text:span><text:span text:style-name="T18"></text:span><text:span text:style-name="T9"> 4 % </text:span><text:span text:style-name="T2">.</text:span></text:p>
      <text:list xml:id="list5060971381453310637" text:style-name="WW8Num2">
        <text:list-item>
          <text:p text:style-name="P47"><text:span text:style-name="T2">эталонный источник гамма-излучения типа ОСГИ </text:span><text:span text:style-name="T19">137</text:span><text:span text:style-name="T3">Cs</text:span><text:span text:style-name="T2"> активностью </text:span><text:span text:style-name="T3">$activity$</text:span><text:span text:style-name="T2"> кБк зав. $</text:span><text:span text:style-name="T3">source$.</text:span></text:p>
        </text:list-item>
      </text:list>
      <text:p text:style-name="P23"><text:span text:style-name="T8">б)<text:tab/>Оборудование</text:span><text:span text:style-name="T7">:</text:span></text:p>
      <text:list xml:id="list34574387" text:continue-numbering="true" text:style-name="WW8Num2">
        <text:list-item>
          <text:p text:style-name="P45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5"/>
      <text:h text:style-name="P41" text:outline-level="5"><text:span text:style-name="T20">2</text:span><text:span text:style-name="T15">.</text:span><text:span text:style-name="T20"><text:tab/>Поверка блоков детектирования</text:span></text:h>
      <text:p text:style-name="P24">а) <text:tab/>Внешний осмотр и опробование БД:</text:p>
      <text:list xml:id="list34554925" text:continue-numbering="true" text:style-name="WW8Num2">
        <text:list-item>
          <text:p text:style-name="P46">документация ________________________________________________________________</text:p>
        </text:list-item>
        <text:list-item>
          <text:p text:style-name="P46">отсутствие механических повреждений <text:s/>__________________________________________</text:p>
        </text:list-item>
        <text:list-item>
          <text:p text:style-name="P46">наличие четких маркировочных надписей на БД и контрольном источнике ____________</text:p>
        </text:list-item>
        <text:list-item>
          <text:p text:style-name="P46">контроль работоспособности <text:s/>___________________________________________________</text:p>
        </text:list-item>
      </text:list>
      <text:p text:style-name="P34">б)<text:tab/>Проверка допускаемой основной относительной погрешности измерения мощности дозы измерителя с БДКГ–02</text:p>
      <text:p text:style-name="P35"><text:span text:style-name="T11">Блок детектирования зав № </text:span><text:span text:style-name="T4">$bd_num$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6"><text:bookmark text:name="OLE_LINK1"/>№<text:line-break/>п<text:span text:style-name="T14">/</text:span>п</text:p>
          </table:table-cell>
          <table:table-cell table:style-name="Table1.B1" table:number-rows-spanned="2" office:value-type="string">
            <text:p text:style-name="P26">Мощность амбиентной эквивалентной дозы в контрольной точке</text:p>
            <text:p text:style-name="P26"><draw:frame draw:style-name="fr1" draw:name="graphics1" text:anchor-type="as-char" svg:width="0.711cm" svg:height="0.889cm" draw:z-index="0"><draw:image xlink:href="Pictures/2000001400004225000052AF4BFD5F58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Номер источ-ника</text:p>
          </table:table-cell>
          <table:table-cell table:style-name="Table1.B1" table:number-rows-spanned="2" office:value-type="string">
            <text:p text:style-name="P26">Рас-стояние до источ-ника, </text:p>
            <text:p text:style-name="P26"><draw:frame draw:style-name="fr1" draw:name="graphics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26">Измеренное значение</text:p>
          </table:table-cell>
          <table:covered-table-cell/>
          <table:table-cell table:style-name="Table1.A1" table:number-rows-spanned="2" office:value-type="string">
            <text:p text:style-name="P27"><draw:frame draw:style-name="fr1" draw:name="graphics3" text:anchor-type="as-char" svg:width="1.778cm" svg:height="0.924cm" draw:z-index="2"><draw:image xlink:href="Pictures/200000190000A55D000055FD0DB781E6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Относи-тельная погреш-ность измерения мощности амбиентной экви-валентной дозы </text:p>
            <text:p text:style-name="P26"><draw:frame draw:style-name="fr1" draw:name="graphics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26">Довери-тельная граница погреш-ности измерения</text:p>
            <text:p text:style-name="P26"><draw:frame draw:style-name="fr1" draw:name="graphics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26">Условие соответ-ствия по ТУ:</text:p>
            <text:p text:style-name="P26"><draw:frame draw:style-name="fr1" draw:name="graphics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6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26">фона</text:p>
            <text:p text:style-name="P26"><draw:frame draw:style-name="fr1" draw:name="graphics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26">мощности амбиентной эквивалент-ной дозы</text:p>
            <text:p text:style-name="P26"><draw:frame draw:style-name="fr1" draw:name="graphics8" text:anchor-type="as-char" svg:width="0.852cm" svg:height="0.924cm" draw:z-index="7"><draw:image xlink:href="Pictures/2000001400004F60000055FDDC0554D1.wmf" xlink:type="simple" xlink:show="embed" xlink:actuate="onLoad"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0">1</text:p>
          </table:table-cell>
          <table:table-cell table:style-name="Table1.A3" office:value-type="string">
            <text:p text:style-name="P13">0,7 <text:span text:style-name="T24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<text:span text:style-name="T14">241</text:span>,<text:span text:style-name="T14">9</text:span></text:p>
          </table:table-cell>
          <table:table-cell table:style-name="Table1.A3" table:number-rows-spanned="3" office:value-type="string">
            <text:p text:style-name="P13">$bg$</text:p>
          </table:table-cell>
          <table:table-cell table:style-name="Table1.A3" office:value-type="string">
            <text:p text:style-name="P13">$h0$ <text:span text:style-name="T24">мкЗв/ч</text:span></text:p>
          </table:table-cell>
          <table:table-cell table:style-name="Table1.A3" office:value-type="string">
            <text:p text:style-name="P13">$k0$ <text:span text:style-name="T24">мкЗв/ч</text:span></text:p>
          </table:table-cell>
          <table:table-cell table:style-name="Table1.A3" office:value-type="string">
            <text:p text:style-name="P13">$L0$</text:p>
          </table:table-cell>
          <table:table-cell table:style-name="Table1.A3" office:value-type="string">
            <text:p text:style-name="P13">$m0$</text:p>
          </table:table-cell>
          <table:table-cell table:style-name="Table1.J3" table:number-rows-spanned="8" office:value-type="string">
            <text:p text:style-name="P9"><text:span text:style-name="T21">±</text:span><text:span text:style-name="T16">15%</text:span></text:p>
          </table:table-cell>
        </table:table-row>
        <table:table-row table:style-name="Table1.3">
          <table:table-cell table:style-name="Table1.A3" office:value-type="string">
            <text:p text:style-name="P11">2</text:p>
          </table:table-cell>
          <table:table-cell table:style-name="Table1.A3" office:value-type="string">
            <text:p text:style-name="P11">7,0 <text:span text:style-name="T24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77,4</text:p>
          </table:table-cell>
          <table:covered-table-cell/>
          <table:table-cell table:style-name="Table1.A3" office:value-type="string">
            <text:p text:style-name="P13">$h1$ <text:span text:style-name="T24">мкЗв/ч</text:span></text:p>
          </table:table-cell>
          <table:table-cell table:style-name="Table1.A3" office:value-type="string">
            <text:p text:style-name="P13">$k1$ <text:span text:style-name="T24">мкЗв/ч</text:span></text:p>
          </table:table-cell>
          <table:table-cell table:style-name="Table1.A3" office:value-type="string">
            <text:p text:style-name="P13">$L1$</text:p>
          </table:table-cell>
          <table:table-cell table:style-name="Table1.A3" office:value-type="string">
            <text:p text:style-name="P13">$m1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1">3</text:p>
          </table:table-cell>
          <table:table-cell table:style-name="Table1.A3" office:value-type="string">
            <text:p text:style-name="P11">70 <text:span text:style-name="T24">мк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167,3</text:p>
          </table:table-cell>
          <table:covered-table-cell/>
          <table:table-cell table:style-name="Table1.A3" office:value-type="string">
            <text:p text:style-name="P13">$h2$ <text:span text:style-name="T24">мкЗв/ч</text:span></text:p>
          </table:table-cell>
          <table:table-cell table:style-name="Table1.A3" office:value-type="string">
            <text:p text:style-name="P13">$k2$ <text:span text:style-name="T24">мкЗв/ч</text:span></text:p>
          </table:table-cell>
          <table:table-cell table:style-name="Table1.A3" office:value-type="string">
            <text:p text:style-name="P13">$L2$</text:p>
          </table:table-cell>
          <table:table-cell table:style-name="Table1.A3" office:value-type="string">
            <text:p text:style-name="P13">$m2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4</text:p>
          </table:table-cell>
          <table:table-cell table:style-name="Table1.A3" office:value-type="string">
            <text:p text:style-name="P10">7,0 <text:span text:style-name="T24">м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53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3$ <text:span text:style-name="T24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3$</text:p>
          </table:table-cell>
          <table:table-cell table:style-name="Table1.A3" office:value-type="string">
            <text:p text:style-name="P13">$m3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5</text:p>
          </table:table-cell>
          <table:table-cell table:style-name="Table1.A3" office:value-type="string">
            <text:p text:style-name="P10">7 <text:span text:style-name="T24">мЗв/ч</text:span>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364,1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4$ <text:span text:style-name="T24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4$</text:p>
          </table:table-cell>
          <table:table-cell table:style-name="Table1.A3" office:value-type="string">
            <text:p text:style-name="P13">$m4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6</text:p>
          </table:table-cell>
          <table:table-cell table:style-name="Table1.A3" office:value-type="string">
            <text:p text:style-name="P16">70 мЗв/ч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116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5$ <text:span text:style-name="T24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5$</text:p>
          </table:table-cell>
          <table:table-cell table:style-name="Table1.A3" office:value-type="string">
            <text:p text:style-name="P13">$m5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7</text:p>
          </table:table-cell>
          <table:table-cell table:style-name="Table1.A3" office:value-type="string">
            <text:p text:style-name="P10">0,7 <text:span text:style-name="T24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240,9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6$ <text:span text:style-name="T24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6$</text:p>
          </table:table-cell>
          <table:table-cell table:style-name="Table1.A3" office:value-type="string">
            <text:p text:style-name="P13">$m6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8</text:p>
          </table:table-cell>
          <table:table-cell table:style-name="Table1.A3" office:value-type="string">
            <text:p text:style-name="P10">7,0 <text:span text:style-name="T24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77,5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7$ <text:span text:style-name="T24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7$</text:p>
          </table:table-cell>
          <table:table-cell table:style-name="Table1.A3" office:value-type="string">
            <text:p text:style-name="P13">$m7$</text:p>
          </table:table-cell>
          <table:covered-table-cell/>
        </table:table-row>
      </table:table>
      <text:p text:style-name="P36"/>
      <text:p text:style-name="P37">в)<text:tab/>Определение градуировочного значения от эталонного источника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2">Заводской номер БД</text:p>
          </table:table-cell>
          <table:table-cell table:style-name="Table2.A1" office:value-type="string">
            <text:p text:style-name="P38"><text:span text:style-name="T12">Градуировочное значение Н</text:span><text:span text:style-name="T23">г</text:span><text:span text:style-name="T12">, нЗв/ч</text:span></text:p>
          </table:table-cell>
          <table:table-cell table:style-name="Table2.C1" office:value-type="string">
            <text:p text:style-name="P33"><text:span text:style-name="T12">Активность эталонного источника А</text:span><text:span text:style-name="T23">0</text:span><text:span text:style-name="T12">, кБк</text:span></text:p>
          </table:table-cell>
        </table:table-row>
        <table:table-row table:style-name="Table2.2">
          <table:table-cell table:style-name="Table2.A2" office:value-type="string">
            <text:p text:style-name="P14">$bd_num$</text:p>
          </table:table-cell>
          <table:table-cell table:style-name="Table2.A2" office:value-type="string">
            <text:p text:style-name="P15">$grad$</text:p>
          </table:table-cell>
          <table:table-cell table:style-name="Table2.C2" office:value-type="string">
            <text:p text:style-name="P12">$activity$</text:p>
          </table:table-cell>
        </table:table-row>
      </table:table>
      <text:p text:style-name="P28"/>
      <text:p text:style-name="P29"/>
      <text:h text:style-name="P42" text:outline-level="5">3<text:span text:style-name="T14">.</text:span><text:tab/>Выводы</text:h>
      <text:p text:style-name="P4">____________________________________________________________________________________</text:p>
      <text:p text:style-name="P4">____________________________________________________________________________________</text:p>
      <text:p text:style-name="P4">____________________________________________________________________________________</text:p>
      <text:h text:style-name="P40" text:outline-level="1"><text:span text:style-name="T22">Клеймо</text:span><text:span text:style-name="T17">-</text:span><text:span text:style-name="T22">наклейка<text:tab/>__________________________________________________________________</text:span></text:h>
      <text:h text:style-name="P43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3">Поверку провел ____________<text:tab/> (________________)</text:p>
      <text:p text:style-name="P19"><text:span text:style-name="T2"><text:tab/><text:tab/>“___”_____________20_</text:span><text:span text:style-name="T3">__</text:span><text:span text:style-name="T2">г.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8-05-14T09:25:00</meta:creation-date>
    <dc:date>2019-04-19T14:35:17.51</dc:date>
    <meta:print-date>2014-12-02T11:27:00</meta:print-date>
    <meta:editing-cycles>9</meta:editing-cycles>
    <meta:editing-duration>P26DT1H9M43S</meta:editing-duration>
    <meta:generator>OpenOffice/4.1.4$Win32 OpenOffice.org_project/414m5$Build-9788</meta:generator>
    <meta:document-statistic meta:table-count="2" meta:image-count="8" meta:object-count="0" meta:page-count="2" meta:paragraph-count="121" meta:word-count="319" meta:character-count="2802"/>
    <meta:user-defined meta:name="MTWinEqns" meta:value-type="boolean">true</meta:user-defined>
  </office:meta>
</office:document-meta>
</file>